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orem ipsum 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Lorem ipsum dolor sit ame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Sed quem option interesset te</text:p>
          </draw:text-box>
        </draw:frame>
        <draw:frame presentation:style-name="pr5" draw:layer="layout" svg:width="12.199cm" svg:height="9.75cm" svg:x="1.5cm" svg:y="4cm" presentation:class="outline">
          <draw:text-box>
            <text:list text:style-name="L2">
              <text:list-item>
                <text:p>Pro essent consequat ex</text:p>
              </text:list-item>
              <text:list-item>
                <text:p>Decore viderer vis ei</text:p>
              </text:list-item>
              <text:list-item>
                <text:p>Ad sed mazim facilis commune</text:p>
              </text:list-item>
              <text:list-item>
                <text:p>Eum unum nullam senserit et</text:p>
              </text:list-item>
              <text:list-item>
                <text:p>Adhuc soluta ridens no vis, possit ancillae mediocrem duo no</text:p>
              </text:list-item>
            </text:list>
          </draw:text-box>
        </draw:frame>
        <draw:frame presentation:style-name="pr5" draw:layer="layout" svg:width="12.199cm" svg:height="9.75cm" svg:x="14.31cm" svg:y="4cm" presentation:class="outline">
          <draw:text-box>
            <text:list text:style-name="L2">
              <text:list-item>
                <text:p>Ad lorem regione elaboraret vix</text:p>
              </text:list-item>
              <text:list-item>
                <text:p>Vim id omittam tacimates efficiendi</text:p>
              </text:list-item>
              <text:list-item>
                <text:p>Nibh altera reprimique ne qui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Consetetur Sadipscing Elitr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ed diam nonumy eirmod tempor invidunt ut labore </text:p>
              </text:list-item>
              <text:list-item>
                <text:p>Dolore magna aliquyam erat, sed diam voluptua</text:p>
              </text:list-item>
              <text:list-item>
                <text:p>At vero eos et accusam et justo duo dolores et ea rebum</text:p>
              </text:list-item>
              <text:list-item>
                <text:p>Stet clita kasd gubergren, no sea takimata sanctus est Lorem ipsum dolor sit ame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Foliennumm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6T11:34:23.974031745</meta:creation-date>
    <meta:editing-duration>PT3M25S</meta:editing-duration>
    <meta:editing-cycles>3</meta:editing-cycles>
    <meta:generator>LibreOffice/7.1.1.2$Linux_X86_64 LibreOffice_project/10$Build-2</meta:generator>
    <dc:title>Vivid</dc:title>
    <meta:initial-creator>Philipp Bielefeldt</meta:initial-creator>
    <dc:date>2021-05-06T11:46:16.310026620</dc:date>
    <dc:creator>Philipp Bielefeldt</dc:creator>
    <meta:document-statistic meta:object-count="57"/>
  </office:meta>
</office:document-meta>
</file>